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iation de la fréquence de clignotement de la LED à l'aide d'un potentiomèt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neSeb </meta:initial-creator>
    <meta:creation-date>2015-05-30T12:43:49</meta:creation-date>
    <meta:generator>LibreOffice/3.5$Linux_x86 LibreOffice_project/350m1$Build-2</meta:generator>
    <dc:date>2015-05-30T12:59:29</dc:date>
    <dc:creator>TouneSeb </dc:creator>
    <meta:editing-duration>PT14M31S</meta:editing-duration>
    <meta:editing-cycles>4</meta:editing-cycles>
    <meta:document-statistic meta:table-count="0" meta:image-count="0" meta:object-count="0" meta:page-count="1" meta:paragraph-count="1" meta:word-count="13" meta:character-count="80" meta:non-whitespace-character-count="68"/>
  </office:meta>
</office:document-meta>
</file>